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Semibold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ourier New" svg:font-family="'Courier New'" style:font-adornments="Semibold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subtitle" style:list-style-name="L1">
      <style:graphic-properties draw:fill-color="#ffffff" fo:min-height="12.75cm"/>
    </style:style>
    <style:style style:name="pr8" style:family="presentation" style:parent-style-name="alizarin-subtitle" style:list-style-name="L1">
      <style:graphic-properties draw:fill-color="#ffffff" fo:min-height="12.75cm"/>
    </style:style>
    <style:style style:name="pr9" style:family="presentation" style:parent-style-name="alizarin-subtitle" style:list-style-name="L1">
      <style:graphic-properties draw:fill-color="#ffffff" fo:min-height="12.75cm"/>
    </style:style>
    <style:style style:name="pr10" style:family="presentation" style:parent-style-name="alizarin-subtitle" style:list-style-name="L1">
      <style:graphic-properties draw:fill-color="#ffffff" fo:min-height="12.75cm"/>
    </style:style>
    <style:style style:name="pr11" style:family="presentation" style:parent-style-name="alizarin-subtitle" style:list-style-name="L1">
      <style:graphic-properties draw:fill-color="#ffffff"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style:font-name="Arial1" fo:font-size="22pt" fo:font-weight="normal" style:font-size-asian="22pt" style:font-weight-asian="normal" style:font-size-complex="22pt" style:font-weight-complex="normal"/>
    </style:style>
    <style:style style:name="P5" style:family="paragraph">
      <style:text-properties style:font-name="Courier New2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1" fo:font-size="22pt" style:font-size-asian="22pt" style:font-size-complex="22pt"/>
    </style:style>
    <style:style style:name="T4" style:family="text">
      <style:text-properties style:font-name="Courier New2" fo:font-weight="normal" style:font-weight-asian="normal" style:font-weight-complex="normal"/>
    </style:style>
    <style:style style:name="T5" style:family="text">
      <style:text-properties style:font-name="Courier New2" fo:font-weight="bold" style:font-weight-asian="bold" style:font-weight-complex="bold"/>
    </style:style>
    <style:style style:name="T6" style:family="text">
      <style:text-properties style:font-name="Courier New2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style:font-name="Courier New2" fo:font-size="18pt" fo:font-weight="normal" style:font-size-asian="18pt" style:font-weight-asian="normal" style:font-size-complex="18pt" style:font-weight-complex="normal"/>
    </style:style>
    <style:style style:name="T15" style:family="text">
      <style:text-properties style:font-name="Courier New2" fo:font-size="18pt" style:font-size-asian="18pt" style:font-size-complex="18pt"/>
    </style:style>
    <style:style style:name="T16" style:family="text">
      <style:text-properties style:font-name="Courier New2"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style:font-name="Courier New2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style:font-name="Courier New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WebServices &amp; WebSocket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Jakub Daněk (KIV ZČU, Yoso Czech s.r.o.)</text:p>
            <text:p/>
            <text:p>WebService and WebSocket <text:span text:style-name="T1">basics</text:span></text:p>
            <text:p/>
            <text:p><text:a xlink:href="http://www.danekja.org/" xlink:type="simple">http://www.danekja.org</text:a> (Twitter &amp; LinkedIn links)</text:p>
            <text:p><text:a xlink:href="http://www.yoso.fi/" xlink:type="simple">http://www.yoso.fi</text:a> (yep, in Finnish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tiv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How to connect different applications?<text:line-break/></text:p>
                <text:list>
                  <text:list-item>
                    <text:p>Written in different languages<text:line-break/></text:p>
                  </text:list-item>
                  <text:list-item>
                    <text:p>Deployed on different platforms<text:line-break/></text:p>
                  </text:list-item>
                  <text:list-item>
                    <text:p>By different peo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Servic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W3C definition:<text:line-break/><text:line-break/><text:span text:style-name="T2">A </text:span><text:span text:style-name="T1">Web service</text:span><text:span text:style-name="T2"> is a software system designed to support </text:span><text:span text:style-name="T1">interoperable machine-to-machine interaction over a network</text:span><text:span text:style-name="T2">. It has an interface described in a </text:span><text:span text:style-name="T1">machine-processable format</text:span><text:span text:style-name="T2"> (specifically WSDL). </text:span><text:span text:style-name="T2"><text:line-break/></text:span><text:span text:style-name="T2"><text:line-break/></text:span><text:span text:style-name="T2">Other systems interact with the Web service in a manner prescribed by its description using SOAP messages, typically conveyed using HTTP with an XML serialization in conjunction with other Web-related standards.</text:span><text:span text:style-name="T2"><text:line-break/></text:span><text:span text:style-name="T2"/></text:p>
              </text:list-item>
              <text:list-item>
                <text:p><text:span text:style-name="T2">Restricted to SOAP, not meant as generic definition (other things can be webservices too.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Servic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Way to connect applications on web<text:line-break/></text:p>
                <text:list>
                  <text:list-item>
                    <text:p>Using standarized open protocols (HTTP, SOAP)<text:line-break/></text:p>
                  </text:list-item>
                  <text:list-item>
                    <text:p>Using standarized open data formats (XML, JSON) <text:line-break/><text:line-break/></text:p>
                    <text:p>→ providers do not need to care about their client’s technology stack, platform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Servic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Examp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Servic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Black box</text:p>
                <text:list>
                  <text:list-item>
                    <text:p>Consumers are not aware of implementation of the services they are consuming<text:line-break/></text:p>
                  </text:list-item>
                </text:list>
              </text:list-item>
              <text:list-item>
                <text:p>Stateless</text:p>
                <text:list>
                  <text:list-item>
                    <text:p>In most cases web service calls are stateless<text:line-break/></text:p>
                  </text:list-item>
                  <text:list-item>
                    <text:p>Simpler design<text:line-break/></text:p>
                  </text:list-item>
                  <text:list-item>
                    <text:p>Better scalability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Service – Uses<text:tab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Reusable components<text:line-break/></text:p>
                <text:list>
                  <text:list-item>
                    <text:p>User authentication, weather forecast, currency conversion, navigation<text:line-break/></text:p>
                  </text:list-item>
                </text:list>
              </text:list-item>
              <text:list-item>
                <text:p>Connect existing software<text:line-break/></text:p>
                <text:list>
                  <text:list-item>
                    <text:p>Independent of programming language (web standards)<text:line-break/></text:p>
                  </text:list-item>
                  <text:list-item>
                    <text:p>Independent of platform (Unix, Windows, Raspberry PI)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urc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<text:a xlink:href="http://www.w3schools.com/xml/xml_services.asp" xlink:type="simple">http://www.w3schools.com/xml/xml_services.asp</text:a></text:p>
              </text:list-item>
              <text:list-item>
                <text:p><text:a xlink:href="https://www.w3.org/TR/ws-arch/" xlink:type="simple">https://www.w3.org/TR/ws-arch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7" draw:text-style-name="P4" draw:layer="layout" svg:width="27.4cm" svg:height="13.949cm" svg:x="0.4cm" svg:y="4.6cm" presentation:class="subtitl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imple Object Access Protocol (SOAP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essaging protocol<text:line-break/></text:p>
                <text:list>
                  <text:list-item>
                    <text:p>Message format<text:line-break/></text:p>
                  </text:list-item>
                  <text:list-item>
                    <text:p>Encoding rules for datatypes<text:line-break/></text:p>
                  </text:list-item>
                </text:list>
              </text:list-item>
              <text:list-item>
                <text:p>XML-based<text:line-break/></text:p>
                <text:list>
                  <text:list-item>
                    <text:p>All messages exchanged in XML format</text:p>
                    <text:p/>
                  </text:list-item>
                </text:list>
              </text:list-item>
              <text:list-item>
                <text:p>Actions determined by message content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 - Messag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Envelope</text:p>
                <text:list>
                  <text:list-item>
                    <text:p>XML element encapsulating the SOAP message</text:p>
                  </text:list-item>
                </text:list>
              </text:list-item>
              <text:list-item>
                <text:p>Header</text:p>
                <text:list>
                  <text:list-item>
                    <text:p>Means for protocol extension, may provide additional information about the message sent, security, etc...</text:p>
                  </text:list-item>
                </text:list>
              </text:list-item>
              <text:list-item>
                <text:p>Body</text:p>
                <text:list>
                  <text:list-item>
                    <text:p>The message data</text:p>
                  </text:list-item>
                </text:list>
              </text:list-item>
              <text:list-item>
                <text:p>Fault</text:p>
                <text:list>
                  <text:list-item>
                    <text:p>Information generated by a processing node on error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</text:p>
          </draw:text-box>
        </draw:frame>
        <draw:frame presentation:style-name="pr5" draw:text-style-name="P5" draw:layer="layout" svg:width="25.5cm" svg:height="13cm" svg:x="1cm" svg:y="5.5cm" presentation:class="outline">
          <draw:text-box>
            <text:p><text:span text:style-name="T4">&lt;env:</text:span><text:span text:style-name="T5">Envelope</text:span><text:span text:style-name="T4"> xmlns:env="</text:span><text:span text:style-name="T5">http://www.w3.org/2003/05/soap-envelope</text:span><text:span text:style-name="T4">"&gt; </text:span></text:p>
            <text:p><text:span text:style-name="T4"><text:s/></text:span><text:span text:style-name="T4">&lt;env:</text:span><text:span text:style-name="T5">Fault</text:span><text:span text:style-name="T4">&gt;</text:span></text:p>
            <text:p><text:span text:style-name="T4"><text:s text:c="3"/></text:span><text:span text:style-name="T4">...</text:span></text:p>
            <text:p><text:span text:style-name="T4"><text:s/></text:span><text:span text:style-name="T4">&lt;/env:</text:span><text:span text:style-name="T5">Fault</text:span><text:span text:style-name="T4"> </text:span></text:p>
            <text:p><text:span text:style-name="T4"><text:s/></text:span><text:span text:style-name="T4">&lt;env:</text:span><text:span text:style-name="T5">Header</text:span><text:span text:style-name="T4">&gt;</text:span></text:p>
            <text:p><text:span text:style-name="T4"><text:s text:c="3"/></text:span><text:span text:style-name="T4">...</text:span></text:p>
            <text:p><text:span text:style-name="T4"><text:s/></text:span><text:span text:style-name="T4">&lt;/env:</text:span><text:span text:style-name="T5">Header</text:span><text:span text:style-name="T4">&gt;</text:span></text:p>
            <text:p><text:span text:style-name="T4"><text:s/></text:span><text:span text:style-name="T4">&lt;env:</text:span><text:span text:style-name="T5">Body</text:span><text:span text:style-name="T4">&gt;</text:span></text:p>
            <text:p><text:span text:style-name="T4"><text:s text:c="3"/></text:span><text:span text:style-name="T4">...</text:span></text:p>
            <text:p><text:span text:style-name="T4"><text:s/></text:span><text:span text:style-name="T4">&lt;/env:</text:span><text:span text:style-name="T5">Body</text:span><text:span text:style-name="T4">&gt;</text:span></text:p>
            <text:p><text:span text:style-name="T4">&lt;/env:</text:span><text:span text:style-name="T5">Envelope</text:span><text:span text:style-name="T4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Advantages<text:line-break/></text:p>
                <text:list>
                  <text:list-item>
                    <text:p>Flexible<text:line-break/></text:p>
                  </text:list-item>
                  <text:list-item>
                    <text:p>Extensible<text:line-break/></text:p>
                  </text:list-item>
                  <text:list-item>
                    <text:p>Uses XML – XSD, internationalization, namesp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Disdvantages<text:line-break/></text:p>
                <text:list>
                  <text:list-item>
                    <text:p>No standarized API design approach<text:line-break/></text:p>
                  </text:list-item>
                  <text:list-item>
                    <text:p>Uses XML</text:p>
                    <text:p/>
                    <text:list>
                      <text:list-item>
                        <text:p>Message size and complexity grows quickly<text:line-break/></text:p>
                        <text:p>→ Performance issu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 – Example 1 (request)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p><text:span text:style-name="T6">POST /InStock HTTP/1.1</text:span></text:p>
            <text:p><text:span text:style-name="T6">Host: www.example.org</text:span></text:p>
            <text:p><text:span text:style-name="T6">Content-Type: application/soap+xml; charset=utf-8</text:span></text:p>
            <text:p><text:span text:style-name="T6">Content-Length: nnn</text:span></text:p>
            <text:p><text:span text:style-name="T6"/></text:p>
            <text:p><text:span text:style-name="T6">&lt;?xml version="1.0"?&gt;</text:span></text:p>
            <text:p><text:span text:style-name="T6"/></text:p>
            <text:p><text:span text:style-name="T6">&lt;soap:Envelope xmlns:soap="http://www.w3.org/2003/05/soap-envelope/"</text:span></text:p>
            <text:p><text:span text:style-name="T6"><text:s text:c="15"/></text:span><text:span text:style-name="T6">soap:encodingStyle="http://www.w3.org/2003/05/soap-encoding"&gt;</text:span></text:p>
            <text:p><text:span text:style-name="T6"/></text:p>
            <text:p><text:span text:style-name="T6"><text:s text:c="2"/></text:span><text:span text:style-name="T6">&lt;soap:Body xmlns:m="http://www.example.org/stock"&gt;</text:span></text:p>
            <text:p><text:span text:style-name="T6"><text:s text:c="4"/></text:span><text:span text:style-name="T6">&lt;m:GetStockPrice&gt;</text:span></text:p>
            <text:p><text:span text:style-name="T6"><text:s text:c="6"/></text:span><text:span text:style-name="T6">&lt;m:StockName&gt;IBM&lt;/m:StockName&gt;</text:span></text:p>
            <text:p><text:span text:style-name="T6"><text:s text:c="4"/></text:span><text:span text:style-name="T6">&lt;/m:GetStockPrice&gt;</text:span></text:p>
            <text:p><text:span text:style-name="T6"><text:s text:c="2"/></text:span><text:span text:style-name="T6">&lt;/soap:Body&gt;</text:span></text:p>
            <text:p><text:span text:style-name="T6"/></text:p>
            <text:p><text:span text:style-name="T6">&lt;/soap:Envelope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 – Example 1 (response)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p><text:span text:style-name="T5">HTTP/1.1 200 OK</text:span></text:p>
            <text:p><text:span text:style-name="T5">Content-Type: application/soap+xml; charset=utf-8</text:span></text:p>
            <text:p><text:span text:style-name="T5">Content-Length: nnn</text:span></text:p>
            <text:p><text:span text:style-name="T6"/></text:p>
            <text:p><text:span text:style-name="T6">&lt;?xml version="1.0"?&gt;</text:span></text:p>
            <text:p><text:span text:style-name="T6"/></text:p>
            <text:p><text:span text:style-name="T6">&lt;soap:Envelope xmlns:soap="http://www.w3.org/2003/05/soap-envelope/"</text:span></text:p>
            <text:p><text:span text:style-name="T6"><text:s text:c="15"/></text:span><text:span text:style-name="T6">soap:encodingStyle="http://www.w3.org/2003/05/soap-encoding"&gt;</text:span></text:p>
            <text:p><text:span text:style-name="T6"/></text:p>
            <text:p><text:span text:style-name="T6"><text:s text:c="2"/></text:span><text:span text:style-name="T6">&lt;soap:Body xmlns:m="http://www.example.org/stock"&gt;</text:span></text:p>
            <text:p><text:span text:style-name="T6"><text:s text:c="4"/></text:span><text:span text:style-name="T6">&lt;m:GetStockPriceResponse&gt;</text:span></text:p>
            <text:p><text:span text:style-name="T6"><text:s text:c="6"/></text:span><text:span text:style-name="T6">&lt;m:Price&gt;34.5&lt;/m:Price&gt;</text:span></text:p>
            <text:p><text:span text:style-name="T6"><text:s text:c="4"/></text:span><text:span text:style-name="T6">&lt;/m:GetStockPriceResponse&gt;</text:span></text:p>
            <text:p><text:span text:style-name="T6"><text:s text:c="2"/></text:span><text:span text:style-name="T6">&lt;/soap:Body&gt;</text:span></text:p>
            <text:p><text:span text:style-name="T6"/></text:p>
            <text:p><text:span text:style-name="T6">&lt;/soap:Envelope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 – Example 2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Example<text:line-break/></text:p>
              </text:list-item>
            </text:list>
            <text:list text:style-name="L3">
              <text:list-item>
                <text:list>
                  <text:list-item>
                    <text:p>See the attached file <text:span text:style-name="T1">WebServices_sovohje_en.pdf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  <text:list text:style-name="L1">
              <text:list-item>
                <text:p><text:span text:style-name="T1">Portion of WS API specification of OP Bank (Finland)</text:span><text:span text:style-name="T1"><text:line-break/></text:span><text:span text:style-name="T1"/></text:p>
              </text:list-item>
              <text:list-item>
                <text:p><text:span text:style-name="T1">Specifically pages 12 and 13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bService Description Language (WSDL)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XML Schema for describing WebServices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Not restricted to SOAP</text:span></text:p>
                <text:list>
                  <text:list-item>
                    <text:p><text:span text:style-name="T1">But commonly used in conjunction</text:span><text:span text:style-name="T1"><text:line-break/>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Allows generating of client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SDL - Elem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">&lt;types&gt; </text:span><text:span text:style-name="T1"><text:tab/></text:span></text:p>
                <text:list>
                  <text:list-item>
                    <text:p><text:span text:style-name="T1">defines the (XML Schema) data types used by the web service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&lt;message&gt;</text:span></text:p>
                <text:list>
                  <text:list-item>
                    <text:p><text:span text:style-name="T1">defines the data elements for each operation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&lt;portType&gt;</text:span></text:p>
                <text:list>
                  <text:list-item>
                    <text:p><text:span text:style-name="T1">operations that can be performed and the messages involved as input, output, on error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&lt;binding&gt;</text:span></text:p>
                <text:list>
                  <text:list-item>
                    <text:p><text:span text:style-name="T1">binding of portType to certain protocol (e.g. SOAP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8" draw:text-style-name="P4" draw:layer="layout" svg:width="27.4cm" svg:height="13.949cm" svg:x="0.4cm" svg:y="4.6cm" presentation:class="subtitl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<text:s text:c="18"/></text:span><text:span text:style-name="T3">WSDL Example – OP Bank (</text:span><text:span text:style-name="T3"><text:a xlink:href="http://www.pohjola.fi/" xlink:type="simple">www.pohjola.fi</text:a></text:span><text:span text:style-name="T3">) WS AP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SDL - Elem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7">&lt;types&gt; </text:span><text:span text:style-name="T7"><text:tab/></text:span></text:p>
                <text:list>
                  <text:list-item>
                    <text:p><text:span text:style-name="T7">defines the (XML Schema) data types used by the web service</text:span></text:p>
                  </text:list-item>
                  <text:list-item>
                    <text:p><text:span text:style-name="T7">standard XSD</text:span><text:span text:style-name="T1"><text:line-break/></text:span><text:span text:style-name="T1"/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">&lt;wsdl:types&gt;</text:span></text:p>
                  </text:list-header>
                  <text:list-item>
                    <text:p><text:span text:style-name="T2"><text:s text:c="4"/></text:span><text:span text:style-name="T2">&lt;xsd:schema targetNamespace="</text:span><text:span text:style-name="T2"><text:a xlink:href="http://mlp.op.fi/OPCertificateService" xlink:type="simple">http://mlp.op.fi/OPCertificateService</text:a></text:span><text:span text:style-name="T2">" </text:span></text:p>
                  </text:list-item>
                  <text:list-item>
                    <text:p><text:span text:style-name="T2"><text:s text:c="25"/></text:span><text:span text:style-name="T2">elementFormDefault="qualified" attributeFormDefault="qualified"&gt;</text:span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1"><text:s text:c="12"/></text:span><text:span text:style-name="T1">&lt;xsd:complexType name="CertificateRequestHeader"&gt;</text:span></text:p>
                  </text:list-item>
                  <text:list-item>
                    <text:p><text:span text:style-name="T1"><text:s text:c="16"/></text:span><text:span text:style-name="T1">...</text:span></text:p>
                  </text:list-item>
                  <text:list-item>
                    <text:p><text:span text:style-name="T1"><text:s text:c="12"/></text:span><text:span text:style-name="T1">&lt;/xsd:complexType&gt;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<text:s text:c="12"/></text:span><text:span text:style-name="T1">&lt;xsd:complexType name="GetCertificateRequest"&gt;</text:span></text:p>
                  </text:list-item>
                  <text:list-item>
                    <text:p><text:span text:style-name="T1"><text:s text:c="16"/></text:span><text:span text:style-name="T1">&lt;xsd:sequence&gt;</text:span></text:p>
                  </text:list-item>
                  <text:list-item>
                    <text:p><text:span text:style-name="T1"><text:s text:c="20"/></text:span><text:span text:style-name="T1">&lt;xsd:element name="RequestHeader" type="tns:CertificateRequestHeader" nillable="false"/&gt;</text:span></text:p>
                  </text:list-item>
                  <text:list-item>
                    <text:p><text:span text:style-name="T1"><text:s text:c="20"/></text:span><text:span text:style-name="T1">&lt;xsd:element name="ApplicationRequest" type="xsd:base64Binary" nillable="false"/&gt;</text:span></text:p>
                  </text:list-item>
                  <text:list-item>
                    <text:p><text:span text:style-name="T1"><text:s text:c="15"/></text:span><text:span text:style-name="T1">&lt;/xsd:sequence&gt;</text:span></text:p>
                    <text:list>
                      <text:list-item>
                        <text:p><text:span text:style-name="T8"><text:s text:c="9"/></text:span><text:span text:style-name="T8">&lt;/xsd:complexType&gt;</text:span></text:p>
                      </text:list-item>
                    </text:list>
                  </text:list-item>
                  <text:list-item>
                    <text:p><text:span text:style-name="T2"/></text:p>
                  </text:list-item>
                  <text:list-item>
                    <text:p><text:span text:style-name="T1"><text:s text:c="12"/></text:span><text:span text:style-name="T1">&lt;xsd:element name="getCertificatein" type="tns:GetCertificateRequest"/&gt;</text:span></text:p>
                  </text:list-item>
                  <text:list-item>
                    <text:p><text:span text:style-name="T2"><text:s text:c="4"/></text:span><text:span text:style-name="T2">&lt;/xsd:schema&gt;</text:span></text:p>
                    <text:p><text:span text:style-name="T1"><text:s/></text:span><text:span text:style-name="T1">&lt;/wsdl:types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SDL - Elem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9">&lt;message&gt;</text:span></text:p>
                <text:list>
                  <text:list-item>
                    <text:p><text:span text:style-name="T9">defines the data elements for each operation</text:span><text:span text:style-name="T1"><text:line-break/></text:span><text:span text:style-name="T1"/></text:p>
                    <text:p><text:span text:style-name="T10">&lt;wsdl:message name="getCertificateRequest"&g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0"><text:s text:c="8"/></text:span><text:span text:style-name="T10">&lt;wsdl:part element="tns:getCertificatein" name="getCertificatein"/&gt;</text:span></text:p>
                  </text:list-item>
                  <text:list-item>
                    <text:p><text:span text:style-name="T10"><text:s text:c="2"/></text:span><text:span text:style-name="T10">&lt;/wsdl:messag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SDL - Elem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9">&lt;portType&gt;</text:span></text:p>
                <text:list>
                  <text:list-item>
                    <text:p><text:span text:style-name="T9">operations that can be performed and the messages involved as input, output, on error</text:span><text:span text:style-name="T9"><text:line-break/></text:span><text:span text:style-name="T9"/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"><text:s text:c="2"/></text:span><text:span text:style-name="T11">&lt;wsdl:portType name="OPCertificateServicePortType"&gt;</text:span></text:p>
                  </text:list-header>
                  <text:list-item>
                    <text:p><text:span text:style-name="T11"><text:s text:c="8"/></text:span><text:span text:style-name="T11">&lt;wsdl:operation name="getCertificate"&gt;</text:span></text:p>
                  </text:list-item>
                  <text:list-item>
                    <text:p><text:span text:style-name="T12"><text:s text:c="12"/></text:span><text:span text:style-name="T12">&lt;wsdl:input message="</text:span><text:span text:style-name="T11">tns:getCertificateRequest</text:span><text:span text:style-name="T12">" name="getCertificateRequest"/&gt;</text:span></text:p>
                  </text:list-item>
                  <text:list-item>
                    <text:p><text:span text:style-name="T12"><text:s text:c="12"/></text:span><text:span text:style-name="T12">&lt;wsdl:output message="tns:getCertificateResponse" name="getCertificateResponse"/&gt;</text:span></text:p>
                  </text:list-item>
                  <text:list-item>
                    <text:p><text:span text:style-name="T12"><text:s text:c="12"/></text:span><text:span text:style-name="T12">&lt;wsdl:fault message="tns:certificateServiceFault" name="certificateServiceFault"/&gt;</text:span></text:p>
                  </text:list-item>
                  <text:list-item>
                    <text:p><text:span text:style-name="T11"><text:s text:c="8"/></text:span><text:span text:style-name="T11">&lt;/wsdl:operation&gt; <text:s text:c="7"/></text:span></text:p>
                  </text:list-item>
                  <text:list-item>
                    <text:p><text:span text:style-name="T11"><text:s text:c="4"/></text:span><text:span text:style-name="T11">&lt;/wsdl:portTyp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SDL - Elem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9">&lt;binding&gt;</text:span></text:p>
                <text:list>
                  <text:list-item>
                    <text:p><text:span text:style-name="T9">binding of portType to certain protocol (e.g. SOAP)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"><text:s/></text:span><text:span text:style-name="T11">&lt;wsdl:binding name="OPCertificateServiceHttpBinding" type="tns:OPCertificateServicePortType"&gt;</text:span></text:p>
                  </text:list-header>
                  <text:list-item>
                    <text:p><text:span text:style-name="T11"><text:s text:c="8"/></text:span><text:span text:style-name="T11">&lt;soap:binding style="document" transport="http://schemas.xmlsoap.org/soap/http"/&gt;</text:span></text:p>
                  </text:list-item>
                  <text:list-item>
                    <text:p><text:span text:style-name="T11"><text:s text:c="8"/></text:span><text:span text:style-name="T11">&lt;wsdl:operation name="getCertificate"&gt;</text:span></text:p>
                  </text:list-item>
                  <text:list-item>
                    <text:p><text:span text:style-name="T12"><text:s text:c="12"/></text:span><text:span text:style-name="T12">&lt;soap:operation soapAction=""/&gt;</text:span></text:p>
                  </text:list-item>
                  <text:list-item>
                    <text:p><text:span text:style-name="T12"/></text:p>
                  </text:list-item>
                  <text:list-item>
                    <text:p><text:span text:style-name="T12"><text:s text:c="12"/></text:span><text:span text:style-name="T12">&lt;wsdl:input name="getCertificateRequest"&gt; <text:s text:c="2"/>&lt;soap:body use="literal"/&gt; <text:s text:c="3"/>&lt;/wsdl:input&gt;</text:span></text:p>
                  </text:list-item>
                  <text:list-item>
                    <text:p><text:span text:style-name="T12"/></text:p>
                  </text:list-item>
                  <text:list-item>
                    <text:p><text:span text:style-name="T12"><text:s text:c="12"/></text:span><text:span text:style-name="T12">&lt;wsdl:output name="getCertificateResponse"&gt; <text:s text:c="3"/>&lt;soap:body use="literal"/&gt; <text:s text:c="2"/>&lt;/wsdl:output&gt;</text:span></text:p>
                  </text:list-item>
                  <text:list-item>
                    <text:p><text:span text:style-name="T12"/></text:p>
                  </text:list-item>
                  <text:list-item>
                    <text:p><text:span text:style-name="T12"><text:s text:c="12"/></text:span><text:span text:style-name="T12">&lt;wsdl:fault name="certificateServiceFault"&gt; <text:s text:c="4"/>&lt;soap:fault use="literal"/&gt; <text:s text:c="3"/>&lt;/wsdl:fault&gt;</text:span></text:p>
                  </text:list-item>
                  <text:list-item>
                    <text:p><text:span text:style-name="T11"><text:s text:c="8"/></text:span><text:span text:style-name="T11">&lt;/wsdl:operation&gt;</text:span></text:p>
                  </text:list-item>
                  <text:list-item>
                    <text:p><text:span text:style-name="T11">&lt;/wsdl:binding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urces</text:p>
          </draw:text-box>
        </draw:frame>
        <draw:frame presentation:style-name="pr5" draw:text-style-name="P5" draw:layer="layout" svg:width="25.5cm" svg:height="13cm" svg:x="1cm" svg:y="5.5cm" presentation:class="outline">
          <draw:text-box>
            <text:list text:style-name="L1">
              <text:list-item>
                <text:p><text:span text:style-name="T4"><text:a xlink:href="https://www.w3.org/TR/2007/REC-soap12-part0-20070427/" xlink:type="simple">https://www.w3.org/TR/2007/REC-soap12-part0-20070427/</text:a></text:span></text:p>
              </text:list-item>
              <text:list-item>
                <text:p><text:span text:style-name="T4"><text:a xlink:href="https://www.w3.org/TR/soap12-part1/" xlink:type="simple">https://www.w3.org/TR/soap12-part1/</text:a></text:span></text:p>
              </text:list-item>
              <text:list-item>
                <text:p><text:span text:style-name="T4"><text:a xlink:href="https://www.pohjola.fi/pohjola/corporate-customers/payment-services-and-cash-management/bank-connection-methods/web-services?id=323430&amp;kielikoodi=en" xlink:type="simple">https://www.pohjola.fi/pohjola/corporate-customers/payment-services-and-cash-management/bank-connection-methods/web-services?id=323430&amp;kielikoodi=en</text:a></text:span></text:p>
              </text:list-item>
              <text:list-item>
                <text:p><text:span text:style-name="T4"><text:a xlink:href="http://www.w3schools.com/xml/xml_soap.asp" xlink:type="simple">http://www.w3schools.com/xml/xml_soap.asp</text:a></text:span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9" draw:text-style-name="P4" draw:layer="layout" svg:width="27.4cm" svg:height="13.949cm" svg:x="0.4cm" svg:y="4.6cm" presentation:class="subtitl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<text:s text:c="43"/></text:span><text:span text:style-name="T3">RESTful Web Servi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presentational State Transfer (REST)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">Architectural pattern for web-service design</text:span><text:span text:style-name="T1"><text:line-break/></text:span><text:span text:style-name="T1"/></text:p>
                <text:list>
                  <text:list-item>
                    <text:p><text:span text:style-name="T1">NOT a protocol (such as SOAP)</text:span><text:span text:style-name="T1"><text:line-break/>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Set of simple guidelines on designing WS API</text:span></text:p>
                <text:p><text:span text:style-name="T1"/></text:p>
              </text:list-item>
              <text:list-item>
                <text:p><text:span text:style-name="T1">Goal: create APIs that are easy to us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">Resource-oriented</text:span><text:span text:style-name="T1"><text:line-break/></text:span><text:span text:style-name="T1"/></text:p>
                <text:list>
                  <text:list-item>
                    <text:p><text:span text:style-name="T1">Endpoints like: /posts, /users, /categories etc.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Explicit use of HTTP methods</text:span><text:span text:style-name="T1"><text:line-break/></text:span><text:span text:style-name="T1"/></text:p>
                <text:list>
                  <text:list-item>
                    <text:p><text:span text:style-name="T1">GET, PUT, DELETE etc.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Stateles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Resourc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">Identified by URI (commonly a link on the Web)</text:span><text:span text:style-name="T1"><text:line-break/></text:span><text:span text:style-name="T1"/></text:p>
                <text:list>
                  <text:list-header>
                    <text:p><text:span text:style-name="T2">e.g.</text:span><text:span text:style-name="T1"> http://www.blogysek.com/authors</text:span></text:p>
                    <text:list>
                      <text:list-item>
                        <text:p><text:span text:style-name="T2">“</text:span><text:span text:style-name="T2">authors” resource</text:span><text:span text:style-name="T1"><text:line-break/></text:span><text:span text:style-name="T1"/></text:p>
                      </text:list-item>
                    </text:list>
                  </text:list-header>
                </text:list>
              </text:list-item>
              <text:list-item>
                <text:p><text:span text:style-name="T1">Directory-like structure</text:span><text:span text:style-name="T1"><text:line-break/></text:span><text:span text:style-name="T1"/></text:p>
              </text:list-item>
            </text:list>
            <text:list text:style-name="L3">
              <text:list-item>
                <text:list>
                  <text:list-header>
                    <text:p><text:span text:style-name="T13">http://www.blogysek.com/authors </text:span><text:span text:style-name="T10">– all authors</text:span></text:p>
                    <text:p><text:span text:style-name="T13">http://www.blogysek.com/authors/{id} </text:span><text:span text:style-name="T10">– single author</text:span></text:p>
                  </text:list-header>
                  <text:list-item>
                    <text:p><text:span text:style-name="T13">http://www.blogysek.com/authors/{id}/articles </text:span><text:span text:style-name="T10">– all articles belonging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to the autho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GET – read data<text:line-break/></text:p>
                <text:p><text:span text:style-name="T14">GET /posts HTTP/1.1</text:span><text:line-break/><text:line-break/><text:span text:style-name="T15">//response</text:span></text:p>
                <text:p><text:span text:style-name="T14">HTTP/1.1 200 OK</text:span></text:p>
                <text:p><text:span text:style-name="T14">{</text:span></text:p>
                <text:p><text:span text:style-name="T14"><text:s text:c="2"/></text:span><text:span text:style-name="T14">"id": 4, </text:span></text:p>
                <text:p><text:span text:style-name="T14"><text:s text:c="2"/></text:span><text:span text:style-name="T14">"content": "Good morning, we've talked the whole night <text:s text:c="6"/></text:span></text:p>
                <text:p><text:span text:style-name="T14"><text:s text:c="14"/></text:span><text:span text:style-name="T14">through.",</text:span></text:p>
                <text:p><text:span text:style-name="T14"><text:s text:c="2"/></text:span><text:span text:style-name="T14">"createdBy": "Duelling Cavalier"</text:span></text:p>
                <text:p><text:span text:style-name="T14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GET – query data<text:line-break/></text:p>
                <text:p><text:span text:style-name="T14">GET /posts</text:span><text:span text:style-name="T16">?author=”Duelling Cavalier</text:span><text:span text:style-name="T14">” HTTP/1.1</text:span><text:line-break/><text:line-break/><text:span text:style-name="T15">//response</text:span></text:p>
                <text:p><text:span text:style-name="T14">HTTP/1.1 200 OK</text:span></text:p>
                <text:p><text:span text:style-name="T14">{</text:span></text:p>
                <text:p><text:span text:style-name="T14"><text:s text:c="2"/></text:span><text:span text:style-name="T14">"id": 4, </text:span></text:p>
                <text:p><text:span text:style-name="T14"><text:s text:c="2"/></text:span><text:span text:style-name="T14">"content": "Good morning, we've talked the whole night <text:s text:c="6"/></text:span></text:p>
                <text:p><text:span text:style-name="T14"><text:s text:c="14"/></text:span><text:span text:style-name="T14">through.",</text:span></text:p>
                <text:p><text:span text:style-name="T14"><text:s text:c="2"/></text:span><text:span text:style-name="T14">"createdBy": "Duelling Cavalier"</text:span></text:p>
                <text:p><text:span text:style-name="T14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DELETE – remove data<text:line-break/></text:p>
                <text:p><text:span text:style-name="T14">DELETE /posts/12 HTTP/1.1</text:span><text:line-break/><text:line-break/><text:span text:style-name="T15">//response</text:span></text:p>
                <text:p><text:span text:style-name="T14">HTTP/1.1 204 No Cont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POST – create/update data</text:p>
                <text:p><text:span text:style-name="T14">POST /posts/ HTTP/1.1</text:span></text:p>
                <text:p><text:span text:style-name="T14">{</text:span></text:p>
              </text:list-item>
            </text:list>
            <text:list text:style-name="L5">
              <text:list-header>
                <text:p><text:span text:style-name="T14"><text:s text:c="2"/></text:span><text:span text:style-name="T14">"content": "Good morning, we've talked the whole night <text:s text:c="6"/></text:span></text:p>
                <text:p><text:span text:style-name="T14"><text:s text:c="14"/></text:span><text:span text:style-name="T14">through.",</text:span></text:p>
                <text:p><text:span text:style-name="T14"><text:s text:c="2"/></text:span><text:span text:style-name="T14">"createdBy": "Duelling Cavalier"</text:span></text:p>
                <text:p><text:span text:style-name="T14">}</text:span></text:p>
                <text:p><text:line-break/><text:span text:style-name="T15">//response</text:span></text:p>
              </text:list-header>
            </text:list>
            <text:list text:style-name="L4">
              <text:list-header>
                <text:p><text:span text:style-name="T14">HTTP/1.1 201 Created</text:span></text:p>
                <text:p><text:span text:style-name="T14">Location: /posts/63636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PUT – create/update data</text:p>
                <text:p><text:span text:style-name="T14">PUT /posts/</text:span><text:span text:style-name="T16">12</text:span><text:span text:style-name="T14"> HTTP/1.1</text:span></text:p>
                <text:p><text:span text:style-name="T14">{</text:span></text:p>
              </text:list-item>
            </text:list>
            <text:list text:style-name="L5">
              <text:list-header>
                <text:p><text:span text:style-name="T14"><text:s text:c="2"/></text:span><text:span text:style-name="T14">"content": "Good morning, we've talked the whole night <text:s text:c="6"/></text:span></text:p>
                <text:p><text:span text:style-name="T14"><text:s text:c="14"/></text:span><text:span text:style-name="T14">through.",</text:span></text:p>
                <text:p><text:span text:style-name="T14"><text:s text:c="2"/></text:span><text:span text:style-name="T14">"createdBy": "Duelling Cavalier"</text:span></text:p>
                <text:p><text:span text:style-name="T14">}</text:span></text:p>
                <text:p><text:line-break/><text:span text:style-name="T15">//response</text:span></text:p>
              </text:list-header>
            </text:list>
            <text:list text:style-name="L4">
              <text:list-header>
                <text:p><text:span text:style-name="T14">HTTP/1.1 201 Created</text:span></text:p>
                <text:p><text:span text:style-name="T14">Location: /posts/</text:span><text:span text:style-name="T16">12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PUT vs POST<text:line-break/></text:p>
                <text:list>
                  <text:list-item>
                    <text:p><text:span text:style-name="T1">POST – when we do not know exact resource location</text:span><text:span text:style-name="T1"><text:line-break/></text:span><text:span text:style-name="T1"><text:line-break/></text:span><text:span text:style-name="T17">POST /posts/ HTTP/1.1</text:span><text:span text:style-name="T17"><text:line-break/></text:span><text:span text:style-name="T17"/></text:p>
                    <text:list>
                      <text:list-item>
                        <text:p><text:span text:style-name="T17">e.g. when server generates IDs for new resources</text:span><text:span text:style-name="T17"><text:line-break/></text:span><text:span text:style-name="T17"/></text:p>
                      </text:list-item>
                    </text:list>
                  </text:list-item>
                  <text:list-item>
                    <text:p><text:span text:style-name="T18">PUT – when we do know the exact resource location</text:span><text:span text:style-name="T18"><text:line-break/></text:span><text:span text:style-name="T18"><text:line-break/></text:span><text:span text:style-name="T17">PUT /posts/12 HTTP/1.1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PUT vs POST<text:line-break/></text:p>
                <text:list>
                  <text:list-item>
                    <text:p><text:span text:style-name="T1">POST – repeated sending of the same data does not guarantee the same result each time</text:span></text:p>
                    <text:list>
                      <text:list-item>
                        <text:p><text:span text:style-name="T18">e.g. multiple resources are created</text:span><text:span text:style-name="T17"><text:line-break/></text:span><text:span text:style-name="T17"/></text:p>
                      </text:list-item>
                    </text:list>
                  </text:list-item>
                  <text:list-item>
                    <text:p><text:span text:style-name="T18">PUT – repeated sending of the same data always has the same result</text:span><text:span text:style-name="T18"><text:line-break/></text:span><text:span text:style-name="T18"><text:line-break/></text:span><text:span text:style-name="T18">→ PUT is IDEMPOTENT operat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PUT vs POST<text:line-break/></text:p>
              </text:list-item>
            </text:list>
            <text:list text:style-name="L3">
              <text:list-item>
                <text:list>
                  <text:list-item>
                    <text:p><text:span text:style-name="T18">Both can be used for creating new or updating existing resources</text:span><text:span text:style-name="T18"><text:line-break/></text:span><text:span text:style-name="T18"><text:line-break/></text:span><text:span text:style-name="T18">POST create:</text:span><text:span text:style-name="T18"><text:line-break/></text:span><text:span text:style-name="T19">POST /posts/ HTTP/1.1</text:span></text:p>
                  </text:list-item>
                </text:list>
              </text:list-item>
            </text:list>
            <text:list text:style-name="L5">
              <text:list-header>
                <text:p><text:span text:style-name="T14">{</text:span></text:p>
                <text:p><text:span text:style-name="T14"><text:s text:c="2"/></text:span><text:span text:style-name="T14">"content": "Good morning, we've talked the whole night <text:s text:c="6"/></text:span></text:p>
                <text:p><text:span text:style-name="T14"><text:s text:c="14"/></text:span><text:span text:style-name="T14">through.",</text:span></text:p>
                <text:p><text:span text:style-name="T14"><text:s text:c="2"/></text:span><text:span text:style-name="T14">"createdBy": "Duelling Cavalier"</text:span></text:p>
                <text:p><text:span text:style-name="T14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PUT vs POST<text:line-break/></text:p>
              </text:list-item>
            </text:list>
            <text:list text:style-name="L3">
              <text:list-item>
                <text:list>
                  <text:list-item>
                    <text:p><text:span text:style-name="T18">Both can be used for creating new or updating existing resources</text:span><text:span text:style-name="T18"><text:line-break/></text:span><text:span text:style-name="T18"><text:line-break/></text:span><text:span text:style-name="T18">POST update:</text:span><text:span text:style-name="T18"><text:line-break/></text:span><text:span text:style-name="T19">POST /posts/ HTTP/1.1</text:span></text:p>
                  </text:list-item>
                </text:list>
              </text:list-item>
            </text:list>
            <text:list text:style-name="L5">
              <text:list-header>
                <text:p><text:span text:style-name="T14">{</text:span></text:p>
                <text:p><text:span text:style-name="T14"><text:s text:c="2"/></text:span><text:span text:style-name="T14">"id": "12",</text:span></text:p>
                <text:p><text:span text:style-name="T14"><text:s text:c="2"/></text:span><text:span text:style-name="T14">"content": "Good morning, we've talked the whole night <text:s text:c="6"/></text:span></text:p>
                <text:p><text:span text:style-name="T14"><text:s text:c="14"/></text:span><text:span text:style-name="T14">through.",</text:span></text:p>
                <text:p><text:span text:style-name="T14"><text:s text:c="2"/></text:span><text:span text:style-name="T14">"createdBy": "Duelling Cavalier"</text:span></text:p>
                <text:p><text:span text:style-name="T14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PUT vs POST<text:line-break/></text:p>
              </text:list-item>
            </text:list>
            <text:list text:style-name="L3">
              <text:list-item>
                <text:list>
                  <text:list-item>
                    <text:p><text:span text:style-name="T18">Both can be used for creating new or updating existing resources</text:span><text:span text:style-name="T18"><text:line-break/></text:span><text:span text:style-name="T18"><text:line-break/></text:span><text:span text:style-name="T18">PUT create (presuming post 12 doesn’t exist):</text:span><text:span text:style-name="T18"><text:line-break/></text:span><text:span text:style-name="T19">PUT /posts/12 HTTP/1.1</text:span></text:p>
                  </text:list-item>
                </text:list>
              </text:list-item>
            </text:list>
            <text:list text:style-name="L5">
              <text:list-header>
                <text:p><text:span text:style-name="T14">{</text:span></text:p>
                <text:p><text:span text:style-name="T14"><text:s text:c="2"/></text:span><text:span text:style-name="T14">"content": "Good morning, we've talked the whole night <text:s text:c="6"/></text:span></text:p>
                <text:p><text:span text:style-name="T14"><text:s text:c="14"/></text:span><text:span text:style-name="T14">through.",</text:span></text:p>
                <text:p><text:span text:style-name="T14"><text:s text:c="2"/></text:span><text:span text:style-name="T14">"createdBy": "Duelling Cavalier"</text:span></text:p>
                <text:p><text:span text:style-name="T14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PUT vs POST<text:line-break/></text:p>
              </text:list-item>
            </text:list>
            <text:list text:style-name="L3">
              <text:list-item>
                <text:list>
                  <text:list-item>
                    <text:p><text:span text:style-name="T18">Both can be used for creating new or updating existing resources</text:span><text:span text:style-name="T18"><text:line-break/></text:span><text:span text:style-name="T18"><text:line-break/></text:span><text:span text:style-name="T18">PUT update (presuming post 12 exists):</text:span><text:span text:style-name="T18"><text:line-break/></text:span><text:span text:style-name="T19">PUT /posts/12 HTTP/1.1</text:span></text:p>
                  </text:list-item>
                </text:list>
              </text:list-item>
            </text:list>
            <text:list text:style-name="L5">
              <text:list-header>
                <text:p><text:span text:style-name="T14">{</text:span></text:p>
                <text:p><text:span text:style-name="T14"><text:s text:c="2"/></text:span><text:span text:style-name="T14">"content": "Good morning, we've talked the whole night <text:s text:c="6"/></text:span></text:p>
                <text:p><text:span text:style-name="T14"><text:s text:c="14"/></text:span><text:span text:style-name="T14">through.",</text:span></text:p>
                <text:p><text:span text:style-name="T14"><text:s text:c="2"/></text:span><text:span text:style-name="T14">"createdBy": "Duelling Cavalier"</text:span></text:p>
                <text:p><text:span text:style-name="T14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OPTIONS – list of allowed methods<text:line-break/></text:p>
                <text:p><text:span text:style-name="T14">OPTIONS /posts/ HTTP/1.1</text:span><text:line-break/><text:line-break/><text:span text:style-name="T15">//response</text:span></text:p>
                <text:p><text:span text:style-name="T14">HTTP/1.1 200 OK</text:span></text:p>
                <text:p><text:span text:style-name="T14">Allow: HEAD,GET,DELETE,OPT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PATCH – partial modification of a resource<text:line-break/></text:p>
                <text:p><text:span text:style-name="T19">PATCH /posts/12 HTTP/1.1</text:span></text:p>
              </text:list-item>
            </text:list>
            <text:list text:style-name="L5">
              <text:list-header>
                <text:p><text:span text:style-name="T14">{</text:span></text:p>
                <text:p><text:span text:style-name="T14"><text:s text:c="2"/></text:span><text:span text:style-name="T14">"createdBy": "Gene Kelly"</text:span></text:p>
                <text:p><text:span text:style-name="T14">}</text:span></text:p>
                <text:p><text:line-break/><text:span text:style-name="T15">//response</text:span></text:p>
              </text:list-header>
            </text:list>
            <text:list text:style-name="L4">
              <text:list-header>
                <text:p><text:span text:style-name="T14">HTTP/1.1 200 OK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Design notes:<text:line-break/></text:p>
                <text:list>
                  <text:list-item>
                    <text:p><text:span text:style-name="T1">You do not have to implement all methods for all resources</text:span></text:p>
                    <text:p><text:span text:style-name="T1"/></text:p>
                  </text:list-item>
                  <text:list-item>
                    <text:p><text:span text:style-name="T1">Which methods you allow for a resource is up to you</text:span><text:span text:style-name="T1"><text:line-break/></text:span><text:span text:style-name="T1"/></text:p>
                  </text:list-item>
                  <text:list-item>
                    <text:p><text:span text:style-name="T1">What if I really need method name in URI?</text:span><text:span text:style-name="T1"><text:line-break/></text:span><text:span text:style-name="T1"/></text:p>
                    <text:list>
                      <text:list-item>
                        <text:p><text:span text:style-name="T1">e.g. advanced search (too many parameters for URI query parameters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"><text:line-break/></text:span><text:span text:style-name="T1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Design notes:<text:span text:style-name="T1"><text:line-break/></text:span><text:span text:style-name="T1"/></text:p>
                <text:list>
                  <text:list-item>
                    <text:p><text:span text:style-name="T1">What if I really need method name in URI?</text:span><text:span text:style-name="T1"><text:line-break/></text:span><text:span text:style-name="T1"/></text:p>
                    <text:list>
                      <text:list-item>
                        <text:p><text:span text:style-name="T1">e.g. advanced search (too many parameters for URI query parameters)</text:span><text:span text:style-name="T1"><text:line-break/></text:span><text:span text:style-name="T1"><text:line-break/></text:span><text:span text:style-name="T19">POST /posts/queries HTTP/1.1</text:span><text:span text:style-name="T19"><text:line-break/></text:span><text:span text:style-name="T19"/></text:p>
                        <text:p><text:span text:style-name="T20">or</text:span><text:span text:style-name="T19"><text:line-break/></text:span><text:span text:style-name="T19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9">POST /posts/forms/search HTTP/1.1</text:span></text:p>
                      </text:list-item>
                    </text:list>
                    <text:p><text:span text:style-name="T1"><text:line-break/></text:span><text:span text:style-name="T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– Data Forma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1">Any standard data serialization format that suits you (or support multiple)</text:span><text:span text:style-name="T1"><text:line-break/></text:span><text:span text:style-name="T1"/></text:p>
                <text:list>
                  <text:list-item>
                    <text:p><text:span text:style-name="T1">XML</text:span><text:span text:style-name="T1"><text:line-break/></text:span><text:span text:style-name="T1"/></text:p>
                  </text:list-item>
                  <text:list-item>
                    <text:p><text:span text:style-name="T1">JSON</text:span></text:p>
                    <text:list>
                      <text:list-header>
                        <text:p><text:span text:style-name="T1"/></text:p>
                      </text:list-header>
                      <text:list-item>
                        <text:p><text:span text:style-name="T1">JSON takes less space than XML :)</text:span><text:span text:style-name="T1"><text:line-break/></text:span><text:span text:style-name="T1"/></text:p>
                      </text:list-item>
                    </text:list>
                  </text:list-item>
                  <text:list-item>
                    <text:p><text:span text:style-name="T1">YAML</text:span><text:span text:style-name="T1"><text:line-break/></text:span><text:span text:style-name="T1"/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"><text:line-break/></text:span><text:span text:style-name="T1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HATEOA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Hypertext As The Engine Of Application State<text:line-break/></text:p>
              </text:list-item>
            </text:list>
            <text:list text:style-name="L3">
              <text:list-item>
                <text:list>
                  <text:list-item>
                    <text:p><text:span text:style-name="T1">Use hypertext to allow clients to traverse your API:</text:span><text:span text:style-name="T1"><text:line-break/></text:span><text:span text:style-name="T1"><text:line-break/></text:span><text:span text:style-name="T14">GET /posts/4 HTTP/1.1</text:span><text:span text:style-name="T1"><text:line-break/></text:span><text:span text:style-name="T1"><text:line-break/></text:span><text:span text:style-name="T16">//response</text:span></text:p>
                  </text:list-item>
                </text:list>
              </text:list-item>
            </text:list>
            <text:list text:style-name="L5">
              <text:list-header>
                <text:p><text:span text:style-name="T14">HTTP/1.1 200 OK</text:span></text:p>
                <text:p><text:span text:style-name="T14">&lt;post id=”4”&gt;</text:span></text:p>
                <text:p><text:span text:style-name="T14"><text:s text:c="2"/></text:span><text:span text:style-name="T14">&lt;content&gt;</text:span></text:p>
                <text:p><text:span text:style-name="T14"><text:s text:c="10"/></text:span><text:span text:style-name="T14">Good morning, we've talked the whole night through.</text:span></text:p>
                <text:p><text:span text:style-name="T14"><text:s text:c="2"/></text:span><text:span text:style-name="T14">&lt;/content&gt;</text:span></text:p>
                <text:p><text:span text:style-name="T14"><text:s text:c="2"/></text:span><text:span text:style-name="T14">&lt;createdBy&gt;Duelling Cavalier&lt;/createdBy&gt;</text:span></text:p>
                <text:p><text:span text:style-name="T16"><text:s text:c="2"/></text:span><text:span text:style-name="T16">&lt;link rel=”author” href=”/authors/22”/&gt;</text:span></text:p>
                <text:p><text:span text:style-name="T14">&lt;/post&gt;</text:span><text:span text:style-name="T1"><text:line-break/></text:span><text:span text:style-name="T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Summary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Directory-like, resource oriented endpoint structure<text:line-break/></text:p>
              </text:list-item>
              <text:list-item>
                <text:p>HTTP methods for operations<text:line-break/><text:line-break/>→ all APIs look similar<text:line-break/><text:line-break/></text:p>
              </text:list-item>
              <text:list-item>
                <text:p>You do not need to follow all the guidelines for your API to be usa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Sourc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a xlink:href="http://restcookbook.com/" xlink:type="simple">http://restcookbook.com</text:a></text:p>
              </text:list-item>
              <text:list-item>
                <text:p><text:a xlink:href="http://www.restapitutorial.com/" xlink:type="simple">http://www.restapitutorial.com</text:a></text:p>
              </text:list-item>
              <text:list-item>
                <text:p><text:a xlink:href="http://docs.oracle.com/javaee/6/tutorial/doc/gijqy.html" xlink:type="simple">http://docs.oracle.com/javaee/6/tutorial/doc/gijqy.html</text:a></text:p>
              </text:list-item>
              <text:list-item>
                <text:p><text:a xlink:href="https://apiary.io/" xlink:type="simple">https://apiary.io/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10" draw:text-style-name="P4" draw:layer="layout" svg:width="27.4cm" svg:height="13.949cm" svg:x="0.4cm" svg:y="4.6cm" presentation:class="subtitl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<text:s text:c="52"/></text:span><text:span text:style-name="T3">WebSocke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11" draw:text-style-name="P4" draw:layer="layout" svg:width="27.4cm" svg:height="13.949cm" svg:x="0.4cm" svg:y="4.6cm" presentation:class="subtitl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Thank You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Semibold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ourier New" svg:font-family="'Courier New'" style:font-adornments="Semibold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čísl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číslo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3T14:43:25.472214732</meta:creation-date>
    <meta:editing-duration>P1DT15H18M35S</meta:editing-duration>
    <meta:editing-cycles>144</meta:editing-cycles>
    <meta:generator>LibreOffice/5.1.4.2$Linux_X86_64 LibreOffice_project/10m0$Build-2</meta:generator>
    <dc:date>2016-12-07T20:16:37.065023153</dc:date>
    <meta:document-statistic meta:object-count="237"/>
    <meta:template xlink:type="simple" xlink:actuate="onRequest" xlink:title="" xlink:href="../../../../../../../../usr/lib64/libreoffice/share/template/common/presnt/Alizarin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